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visibility="collapse" table:number-rows-repeated="2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ld/new</text:p>
          </table:table-cell>
          <table:table-cell table:style-name="Default" office:value-type="string" calcext:value-type="string">
            <text:p>extension?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<text:s/>lib-src/jif/util/Date.jif <text:s text:c="27"/>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rt-src/jif/lang/DelegatesProof.java <text:s text:c="17"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rt-src/jif/lang/LabelUtil.java <text:s text:c="22"/>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rt-src/jif/lang/PairLabel.java <text:s text:c="22"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rt-src/jif/lang/RifFSMstate.java <text:s text:c="20"/>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t-src/jif/lang/RifReaderPolicy.java <text:s text:c="16"/>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t-src/jif/lang/RifWriterPolicy.java <text:s text:c="16"/>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rt-src/jif/runtime/Runtime.java <text:s text:c="21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ig-src/jif/runtime/Runtime.jif <text:s text:c="21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AbstractJifExtFactory_c.java <text:s text:c="12"/>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AmbRifDynamicLabelNode_c.java <text:s text:c="11"/>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AmbRifDynamicLabelNode.java <text:s text:c="13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src/jif/ast/AmbRifiLabelNode_c.java <text:s text:c="17"/>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<text:s/>src/jif/ast/AmbRifLabelNode_c.java <text:s text:c="18"/>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<text:s/>src/jif/ast/AmbRifTransLabelNode_c.java <text:s text:c="13"/>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<text:s/>src/jif/ast/DowngradeExpr_c.java <text:s text:c="20"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src/jif/ast/JifExtFactory_c.java <text:s text:c="20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JifExtFactory.java <text:s text:c="22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JifNodeFactory_c.java <text:s text:c="19"/>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JifNodeFactory.java <text:s text:c="21"/>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src/jif/ast/LabeledTypeNode_c.java <text:s text:c="18"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src/jif/ast/ReclassifyExpr_c.java <text:s text:c="19"/>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eclassifyExpr.java <text:s text:c="21"/>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ComponentNode_c.java <text:s text:c="17"/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ComponentNode.java <text:s text:c="19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src/jif/ast/RifiLabelNode.java <text:s text:c="22"/>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<text:s/>src/jif/ast/RifiPolicyNode_c.java <text:s text:c="19"/>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iPolicyNode.java <text:s text:c="21"/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src/jif/ast/RifLabelNode.java <text:s text:c="23"/>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<text:s/>src/jif/ast/RifPolicyNode_c.java <text:s text:c="20"/>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PolicyNode.java <text:s text:c="22"/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StateNode_c.java <text:s text:c="21"/>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StateNode.java <text:s text:c="23"/>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TransitionNode_c.java <text:s text:c="16"/>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ast/RifTransitionNode.java <text:s text:c="18"/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src/jif/extension/JifBinaryExt.java <text:s text:c="17"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src/jif/extension/JifReclassifyExprExt.java <text:s text:c="9"/>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extension/LabelTypeCheckUtil.java <text:s text:c="11"/>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parse/jif.flex <text:s text:c="30"/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parse/jif.ppg <text:s text:c="31"/>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ranslate/PairLabelToJavaExpr_c.java <text:s text:c="8"/>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ranslate/ReclassifyExprToJavaExt_c.java <text:s text:c="4"/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ranslate/RifDynamicLabelToJavaExpr_c.java <text:s text:c="2"/>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src/jif/types/AbstractSolver.java <text:s text:c="19"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src/jif/types/hierarchy/LabelEnv_c.java <text:s text:c="13"/>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JifSubst_c.java <text:s text:c="23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JifTypeSystem_c.java <text:s text:c="18"/>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JifTypeSystem.java <text:s text:c="20"/>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src/jif/types/label/ConfPolicy.java <text:s text:c="17"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<text:s/>src/jif/types/label/ReaderPolicy_c.java <text:s text:c="13"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src/jif/types/label/RifConfPolicy.java <text:s text:c="14"/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DynamicLabel_c.java <text:s text:c="10"/>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DynamicLabel.java <text:s text:c="12"/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IntegPolicy.java <text:s text:c="13"/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JoinConfPolicy_c.java <text:s text:c="8"/>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JoinConfPolicy.java <text:s text:c="10"/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JoinIntegPolicy_c.java <text:s text:c="7"/>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JoinIntegPolicy.java <text:s text:c="9"/>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ReaderPolicy_c.java <text:s text:c="10"/>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RifVarLabel_c.java <text:s text:c="14"/>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collapse">
          <table:table-cell table:style-name="Default" office:value-type="string" calcext:value-type="string">
            <text:p><text:s/>src/jif/types/label/RifVarLabel.java <text:s text:c="16"/></text:p>
          </table:table-cell>
          <table:table-cell table:style-name="Default" office:value-type="string" calcext:value-type="string">
            <text:p><text:s text:c="3"/>9 ++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<text:s/>src/jif/types/label/RifWriterPolicy_c.java <text:s text:c="10"/>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TransitionVarLabel_c.java <text:s text:c="7"/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label/TransitionVarLabel.java <text:s text:c="9"/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src/jif/types/label/WriterPolicy_c.java <text:s text:c="13"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src/jif/types/RifComponent.java <text:s text:c="21"/>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FSM_c.java <text:s text:c="25"/>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FSM.java <text:s text:c="27"/>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FSMstate_c.java <text:s text:c="20"/>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FSMstate.java <text:s text:c="22"/>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State_c.java <text:s text:c="23"/>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State.java <text:s text:c="25"/>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Transition_c.java <text:s text:c="18"/>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types/RifTransition.java <text:s text:c="20"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src/jif/types/SolverGLB.java <text:s text:c="24"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<text:s/>src/jif/types/VarMap.java <text:s text:c="27"/>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visit/IntegerBoundsChecker.java <text:s text:c="13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visit/NotNullChecker.java <text:s text:c="19"/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src/jif/visit/PreciseClassChecker.java <text:s text:c="14"/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OTAL CHANGES</text:p>
          </table:table-cell>
          <table:table-cell table:style-name="Default" table:formula="of:=SUM([.B4:.B82])" office:value-type="float" office:value="5995" calcext:value-type="float">
            <text:p>5995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TOTAL JIF CODE (before)</text:p>
          </table:table-cell>
          <table:table-cell table:style-name="Default" office:value-type="float" office:value="230858" calcext:value-type="float">
            <text:p>230858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table:formula="of:=[.B84]/[.B83]" office:value-type="float" office:value="38.5084236864053" calcext:value-type="float">
            <text:p>38.5084236864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odified old files</text:p>
          </table:table-cell>
          <table:table-cell table:style-name="Default"/>
          <table:table-cell table:style-name="Default" table:formula="of:=SUM([.C4:.C82])" office:value-type="float" office:value="31" calcext:value-type="float">
            <text:p>31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dded new files</text:p>
          </table:table-cell>
          <table:table-cell table:style-name="Default"/>
          <table:table-cell table:style-name="Default" office:value-type="float" office:value="48" calcext:value-type="float">
            <text:p>48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Modified + added files for Rjif</text:p>
          </table:table-cell>
          <table:table-cell table:style-name="Default"/>
          <table:table-cell table:style-name="Default" office:value-type="float" office:value="79" calcext:value-type="float">
            <text:p>79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Total files in Jif</text:p>
          </table:table-cell>
          <table:table-cell table:style-name="Default"/>
          <table:table-cell table:style-name="Default" table:formula="of:=542-48" office:value-type="float" office:value="494" calcext:value-type="float">
            <text:p>494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2"/>
          <table:table-cell table:style-name="Default" table:formula="of:=[.C89]/[.C86]" office:value-type="float" office:value="15.9354838709677" calcext:value-type="float">
            <text:p>15.935483871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How many of new files are extensions?</text:p>
          </table:table-cell>
          <table:table-cell table:style-name="Default"/>
          <table:table-cell table:style-name="Default" office:value-type="float" office:value="37" calcext:value-type="float">
            <text:p>37</text:p>
          </table:table-cell>
          <table:table-cell table:style-name="Default" table:number-columns-repeated="1021"/>
        </table:table-row>
        <table:table-row table:style-name="ro1" table:number-rows-repeated="25">
          <table:table-cell table:style-name="Default" table:number-columns-repeated="1024"/>
        </table:table-row>
        <table:table-row table:style-name="ro1" table:visibility="collapse">
          <table:table-cell table:style-name="Default" table:number-columns-repeated="1024"/>
        </table:table-row>
      </table:table>
      <table:named-expressions/>
      <table:database-ranges>
        <table:database-range table:name="__Anonymous_Sheet_DB__0" table:target-range-address="Sheet1.A4:Sheet1.B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1:58:02.608618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9:48:27.497803388</meta:creation-date>
    <dc:date>2017-07-31T12:13:52.986767792</dc:date>
    <meta:editing-duration>PT10H7M24S</meta:editing-duration>
    <meta:editing-cycles>26</meta:editing-cycles>
    <meta:generator>LibreOffice/5.1.6.2$Linux_X86_64 LibreOffice_project/10m0$Build-2</meta:generator>
    <meta:document-statistic meta:table-count="1" meta:cell-count="332" meta:object-count="0"/>
  </office:meta>
</office:document-meta>
</file>